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Normal" style:family="paragraph">
      <style:paragraph-properties fo:margin-left="0.25in">
        <style:tab-stops/>
      </style:paragraph-properties>
    </style:style>
    <style:style style:name="P11" style:parent-style-name="Normal" style:family="paragraph">
      <style:paragraph-properties fo:margin-left="0.25in">
        <style:tab-stops/>
      </style:paragraph-properties>
    </style:style>
    <style:style style:name="P12" style:parent-style-name="Normal" style:family="paragraph">
      <style:paragraph-properties fo:margin-left="0.25in">
        <style:tab-stops/>
      </style:paragraph-properties>
    </style:style>
    <style:style style:name="P13" style:parent-style-name="Normal" style:family="paragraph">
      <style:paragraph-properties fo:margin-left="0.25in">
        <style:tab-stops/>
      </style:paragraph-properties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P15" style:parent-style-name="Normal" style:family="paragraph">
      <style:paragraph-properties fo:margin-left="0.25in">
        <style:tab-stops/>
      </style:paragraph-properties>
    </style:style>
    <style:style style:name="P16" style:parent-style-name="Normal" style:family="paragraph">
      <style:paragraph-properties fo:margin-left="0.25in">
        <style:tab-stops/>
      </style:paragraph-properties>
    </style:style>
    <style:style style:name="P17" style:parent-style-name="Normal" style:family="paragraph">
      <style:paragraph-properties fo:margin-left="0.25in">
        <style:tab-stops/>
      </style:paragraph-properties>
    </style:style>
    <style:style style:name="P18" style:parent-style-name="Normal" style:family="paragraph">
      <style:paragraph-properties fo:margin-left="0.25in">
        <style:tab-stops/>
      </style:paragraph-properties>
    </style:style>
    <style:style style:name="P19" style:parent-style-name="Normal" style:family="paragraph">
      <style:paragraph-properties fo:margin-left="0.25in">
        <style:tab-stops/>
      </style:paragraph-properties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Párrafodelista" style:list-style-name="LFO3" style:family="paragraph"/>
    <style:style style:name="P26" style:parent-style-name="Párrafodelista" style:list-style-name="LFO3" style:family="paragraph"/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Normal" style:family="paragraph">
      <style:paragraph-properties fo:margin-left="0.25in">
        <style:tab-stops/>
      </style:paragraph-properties>
    </style:style>
    <style:style style:name="P29" style:parent-style-name="Normal" style:family="paragraph">
      <style:paragraph-properties fo:margin-left="0.25in">
        <style:tab-stops/>
      </style:paragraph-properties>
    </style:style>
    <style:style style:name="P30" style:parent-style-name="Normal" style:family="paragraph">
      <style:paragraph-properties fo:margin-left="0.25in">
        <style:tab-stops/>
      </style:paragraph-properties>
    </style:style>
    <style:style style:name="P31" style:parent-style-name="Normal" style:family="paragraph">
      <style:paragraph-properties fo:margin-left="0.25in">
        <style:tab-stops/>
      </style:paragraph-properties>
    </style:style>
    <style:style style:name="P32" style:parent-style-name="Normal" style:family="paragraph">
      <style:paragraph-properties fo:margin-left="0.25in">
        <style:tab-stops/>
      </style:paragraph-properties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Párrafodelista" style:list-style-name="LFO4" style:family="paragraph"/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Normal" style:family="paragraph">
      <style:paragraph-properties fo:margin-left="0.25in">
        <style:tab-stops/>
      </style:paragraph-properties>
    </style:style>
    <style:style style:name="P41" style:parent-style-name="Normal" style:family="paragraph">
      <style:paragraph-properties fo:margin-left="0.25in">
        <style:tab-stops/>
      </style:paragraph-properties>
    </style:style>
    <style:style style:name="P42" style:parent-style-name="Normal" style:family="paragraph">
      <style:paragraph-properties fo:margin-left="0.25in">
        <style:tab-stops/>
      </style:paragraph-properties>
    </style:style>
    <style:style style:name="P43" style:parent-style-name="Normal" style:family="paragraph">
      <style:paragraph-properties fo:margin-left="0.25in">
        <style:tab-stops/>
      </style:paragraph-properties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P49" style:parent-style-name="Párrafodelista" style:list-style-name="LFO5" style:family="paragraph"/>
    <style:style style:name="T50" style:parent-style-name="Fuentedepárrafopredeter." style:family="text">
      <style:text-properties fo:font-weight="bold" style:font-weight-asian="bold" style:font-weight-complex="bold"/>
    </style:style>
    <style:style style:name="P51" style:parent-style-name="Normal" style:family="paragraph">
      <style:paragraph-properties fo:margin-left="0.25in">
        <style:tab-stops/>
      </style:paragraph-properties>
    </style:style>
    <style:style style:name="P52" style:parent-style-name="Normal" style:family="paragraph">
      <style:paragraph-properties fo:margin-left="0.25in">
        <style:tab-stops/>
      </style:paragraph-properties>
    </style:style>
    <style:style style:name="P53" style:parent-style-name="Normal" style:family="paragraph">
      <style:paragraph-properties fo:margin-left="0.25in">
        <style:tab-stops/>
      </style:paragraph-properties>
    </style:style>
    <style:style style:name="P54" style:parent-style-name="Normal" style:family="paragraph">
      <style:paragraph-properties fo:margin-left="0.25in">
        <style:tab-stops/>
      </style:paragraph-properties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P60" style:parent-style-name="Párrafodelista" style:list-style-name="LFO6" style:family="paragraph"/>
    <style:style style:name="T61" style:parent-style-name="Fuentedepárrafopredeter." style:family="text">
      <style:text-properties fo:font-weight="bold" style:font-weight-asian="bold" style:font-weight-complex="bold"/>
    </style:style>
    <style:style style:name="P62" style:parent-style-name="Normal" style:family="paragraph">
      <style:paragraph-properties fo:margin-left="0.25in">
        <style:tab-stops/>
      </style:paragraph-properties>
    </style:style>
    <style:style style:name="P63" style:parent-style-name="Normal" style:family="paragraph">
      <style:paragraph-properties fo:margin-left="0.25in">
        <style:tab-stops/>
      </style:paragraph-properties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67" style:parent-style-name="Fuentedepárrafopredeter." style:family="text">
      <style:text-properties fo:font-weight="bold" style:font-weight-asian="bold" style:font-weight-complex="bold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P69" style:parent-style-name="Párrafodelista" style:list-style-name="LFO7" style:family="paragraph"/>
    <style:style style:name="T70" style:parent-style-name="Fuentedepárrafopredeter." style:family="text">
      <style:text-properties fo:font-weight="bold" style:font-weight-asian="bold" style:font-weight-complex="bold"/>
    </style:style>
    <style:style style:name="P71" style:parent-style-name="Normal" style:family="paragraph">
      <style:paragraph-properties fo:margin-left="0.25in">
        <style:tab-stops/>
      </style:paragraph-properties>
    </style:style>
    <style:style style:name="P72" style:parent-style-name="Normal" style:family="paragraph">
      <style:paragraph-properties fo:margin-left="0.25in">
        <style:tab-stops/>
      </style:paragraph-properties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P78" style:parent-style-name="Párrafodelista" style:list-style-name="LFO8" style:family="paragraph"/>
    <style:style style:name="T79" style:parent-style-name="Fuentedepárrafopredeter." style:family="text">
      <style:text-properties fo:font-weight="bold" style:font-weight-asian="bold" style:font-weight-complex="bold"/>
    </style:style>
    <style:style style:name="P80" style:parent-style-name="Normal" style:family="paragraph">
      <style:paragraph-properties fo:margin-left="0.25in">
        <style:tab-stops/>
      </style:paragraph-properties>
    </style:style>
    <style:style style:name="P81" style:parent-style-name="Normal" style:family="paragraph">
      <style:paragraph-properties fo:margin-left="0.25in">
        <style:tab-stops/>
      </style:paragraph-properties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T83" style:parent-style-name="Fuentedepárrafopredeter." style:family="text">
      <style:text-properties fo:font-weight="bold" style:font-weight-asian="bold" style:font-weight-complex="bold"/>
    </style:style>
    <style:style style:name="T84" style:parent-style-name="Fuentedepárrafopredeter." style:family="text">
      <style:text-properties fo:font-weight="bold" style:font-weight-asian="bold" style:font-weight-complex="bold"/>
    </style:style>
    <style:style style:name="T85" style:parent-style-name="Fuentedepárrafopredeter." style:family="text">
      <style:text-properties fo:font-weight="bold" style:font-weight-asian="bold" style:font-weight-complex="bold"/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T87" style:parent-style-name="Fuentedepárrafopredeter." style:family="text">
      <style:text-properties fo:font-weight="bold" style:font-weight-asian="bold" style:font-weight-complex="bold"/>
    </style:style>
    <style:style style:name="T88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Nome</text:span>:<text:s/>Messaggio Errore Creazione Contatto Per Incorrettezza Dati</text:p>
      <text:p text:style-name="Normal"><text:span text:style-name="T3">Attore</text:span>: Utente</text:p>
      <text:p text:style-name="Normal"><text:span text:style-name="T4">Precondizione:</text:span><text:s/>L’utente is already logged.</text:p>
      <text:p text:style-name="Normal"><text:span text:style-name="T5">Postcondizione</text:span>: The system throws a error message.</text:p>
      <text:p text:style-name="Normal"><text:span text:style-name="T6">Flusso di eventi</text:span>:</text:p>
      <text:list text:style-name="LFO1" text:continue-numbering="true">
        <text:list-item>
          <text:p text:style-name="P7">Il utente complete the nome<text:s/>and cognome<text:s/>field.</text:p>
        </text:list-item>
        <text:list-item>
          <text:p text:style-name="P8">Il utente complete the telephone field</text:p>
        </text:list-item>
      </text:list>
      <text:p text:style-name="Normal"><text:span text:style-name="T9">Flusso di evento alternative</text:span>:</text:p>
      <text:p text:style-name="P10">2a. Il utente doesn’t complete correctly the nome or cognome field</text:p>
      <text:p text:style-name="P11">2a.1 L’esecuzione riprende dal passo 1.</text:p>
      <text:p text:style-name="P12">2b. Il utente doesn’t complete correctly the telephone field</text:p>
      <text:p text:style-name="P13">2b.1 L’esecuzione riprende dal passo 2.</text:p>
      <text:p text:style-name="P14"/>
      <text:p text:style-name="P15"/>
      <text:p text:style-name="P16"/>
      <text:p text:style-name="P17"/>
      <text:p text:style-name="P18"/>
      <text:p text:style-name="P19"/>
      <text:p text:style-name="Normal"><text:span text:style-name="T20">Nome</text:span>:<text:s/>Messaggio Errore Creazione Contatto Già Esistente:</text:p>
      <text:p text:style-name="Normal"><text:span text:style-name="T21">Attore</text:span>: Utente</text:p>
      <text:p text:style-name="Normal"><text:span text:style-name="T22">Precondizione:</text:span><text:s/>L’utente is already logged.</text:p>
      <text:p text:style-name="Normal"><text:span text:style-name="T23">Postcondizione</text:span>: The system throws a error message.</text:p>
      <text:p text:style-name="Normal"><text:span text:style-name="T24">Flusso di eventi</text:span>:</text:p>
      <text:list text:style-name="LFO3" text:continue-numbering="true">
        <text:list-item>
          <text:p text:style-name="P25">Il utente complete the nome and the cognome field.</text:p>
        </text:list-item>
        <text:list-item>
          <text:p text:style-name="P26">Il utente complete the telephone field</text:p>
        </text:list-item>
      </text:list>
      <text:p text:style-name="Normal"><text:span text:style-name="T27">Flusso di evento alternative</text:span>:</text:p>
      <text:p text:style-name="P28">2a. IL utente signed up a contact that is already logged</text:p>
      <text:p text:style-name="P29">2a.1 L’esecuzione riprende dal passo 1.</text:p>
      <text:p text:style-name="P30"/>
      <text:p text:style-name="P31"/>
      <text:p text:style-name="P32"/>
      <text:p text:style-name="Normal"><text:span text:style-name="T33">Nome</text:span>:<text:s/>Messaggio Errore Utente Non Trovato</text:p>
      <text:p text:style-name="Normal"><text:span text:style-name="T34">Attore</text:span>: Utente</text:p>
      <text:p text:style-name="Normal"><text:span text:style-name="T35">Precondizione:</text:span><text:s/>L’utente is already logged.</text:p>
      <text:p text:style-name="Normal"><text:span text:style-name="T36">Postcondizione</text:span>: The system throws a error message.</text:p>
      <text:p text:style-name="Normal"><text:span text:style-name="T37">Flusso di eventi</text:span>:</text:p>
      <text:list text:style-name="LFO4" text:continue-numbering="true">
        <text:list-item>
          <text:p text:style-name="P38">L’<text:s/>utente complete the nome and the cognome field.</text:p>
        </text:list-item>
      </text:list>
      <text:p text:style-name="Normal"><text:span text:style-name="T39">Flusso di evento alternative</text:span>:</text:p>
      <text:p text:style-name="P40">1a.<text:s/>L’<text:s/>utente<text:s/>ricerca di un contatto non memorizzato</text:p>
      <text:p text:style-name="P41">1a.1 L’esecuzione riprende dal passo 1.</text:p>
      <text:p text:style-name="P42"/>
      <text:p text:style-name="P43"/>
      <text:p text:style-name="Normal"><text:span text:style-name="T44">Nome</text:span>:<text:s/>Messaggio Errore Utente Non Trovato</text:p>
      <text:p text:style-name="Normal"><text:span text:style-name="T45">Attore</text:span>: Utente</text:p>
      <text:p text:style-name="Normal"><text:span text:style-name="T46">Precondizione:</text:span><text:s/>L’utente is already logged.</text:p>
      <text:p text:style-name="Normal"><text:span text:style-name="T47">Postcondizione</text:span>: The system throws a error message.</text:p>
      <text:p text:style-name="Normal"><text:span text:style-name="T48">Flusso di eventi</text:span>:</text:p>
      <text:list text:style-name="LFO5" text:continue-numbering="true">
        <text:list-item>
          <text:p text:style-name="P49">L’ utente complete the nome and the cognome field.</text:p>
        </text:list-item>
      </text:list>
      <text:p text:style-name="Normal"><text:span text:style-name="T50">Flusso di evento alternative</text:span>:</text:p>
      <text:p text:style-name="P51">1a. L’ utente ricerca di un contatto non memorizzato</text:p>
      <text:p text:style-name="P52">1a.1 L’esecuzione riprende dal passo 1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3"/>
      <text:p text:style-name="P54"/>
      <text:p text:style-name="Normal"><text:span text:style-name="T55">Nome</text:span>:<text:s/>Messaggio Errore Import</text:p>
      <text:p text:style-name="Normal"><text:span text:style-name="T56">Attore</text:span>: Utente</text:p>
      <text:p text:style-name="Normal"><text:span text:style-name="T57">Precondizione:</text:span><text:s/>L’utente is already logged.</text:p>
      <text:p text:style-name="Normal"><text:span text:style-name="T58">Postcondizione</text:span>: The system throws a error message.</text:p>
      <text:p text:style-name="Normal"><text:span text:style-name="T59">Flusso di eventi</text:span>:</text:p>
      <text:list text:style-name="LFO6" text:continue-numbering="true">
        <text:list-item>
          <text:p text:style-name="P60">L’ utente <text:s/>import a document.</text:p>
        </text:list-item>
      </text:list>
      <text:p text:style-name="Normal"><text:span text:style-name="T61">Flusso di evento alternative</text:span>:</text:p>
      <text:p text:style-name="P62">1a. L’ utente import a incorrect document</text:p>
      <text:p text:style-name="P63">1a.1 L’esecuzione riprende dal passo 1.</text:p>
      <text:p text:style-name="Normal"/>
      <text:p text:style-name="Normal"/>
      <text:p text:style-name="Normal"/>
      <text:p text:style-name="Normal"/>
      <text:p text:style-name="Normal"/>
      <text:p text:style-name="Normal"><text:span text:style-name="T64">Nome</text:span>:<text:s/>Messaggio Errore<text:s/>Export</text:p>
      <text:p text:style-name="Normal"><text:span text:style-name="T65">Attore</text:span>: Utente</text:p>
      <text:p text:style-name="Normal"><text:span text:style-name="T66">Precondizione:</text:span><text:s/>L’utente is already logged.</text:p>
      <text:p text:style-name="Normal"><text:span text:style-name="T67">Postcondizione</text:span>: The system throws a error message.</text:p>
      <text:p text:style-name="Normal"><text:span text:style-name="T68">Flusso di eventi</text:span>:</text:p>
      <text:list text:style-name="LFO7" text:continue-numbering="true">
        <text:list-item>
          <text:p text:style-name="P69">L’ utente <text:s/>export a document.</text:p>
        </text:list-item>
      </text:list>
      <text:p text:style-name="Normal"><text:span text:style-name="T70">Flusso di evento alternative</text:span>:</text:p>
      <text:soft-page-break/>
      <text:p text:style-name="P71">1a. L’ utente export a incorrect document</text:p>
      <text:p text:style-name="P72">1a.1 L’esecuzione riprende dal passo 1.</text:p>
      <text:p text:style-name="Normal"/>
      <text:p text:style-name="Normal"/>
      <text:p text:style-name="Normal"><text:span text:style-name="T73">Nome</text:span>:<text:s/>Messaggio Errore<text:s/>Export</text:p>
      <text:p text:style-name="Normal"><text:span text:style-name="T74">Attore</text:span>: Utente</text:p>
      <text:p text:style-name="Normal"><text:span text:style-name="T75">Precondizione:</text:span><text:s/>L’utente is already logged.</text:p>
      <text:p text:style-name="Normal"><text:span text:style-name="T76">Postcondizione</text:span>: The system throws a error message.</text:p>
      <text:p text:style-name="Normal"><text:span text:style-name="T77">Flusso di eventi</text:span>:</text:p>
      <text:list text:style-name="LFO8" text:continue-numbering="true">
        <text:list-item>
          <text:p text:style-name="P78">L’ utente <text:s/>export a document.</text:p>
        </text:list-item>
      </text:list>
      <text:p text:style-name="Normal"><text:span text:style-name="T79">Flusso di evento alternative</text:span>:</text:p>
      <text:p text:style-name="P80">1a. L’ utente export a incorrect document</text:p>
      <text:p text:style-name="P81">1a.1 L’esecuzione riprende dal passo 1.</text:p>
      <text:p text:style-name="Normal"/>
      <text:p text:style-name="Normal"/>
      <text:p text:style-name="Normal"/>
      <text:p text:style-name="Normal"/>
      <text:p text:style-name="Normal">NON FUNZIONALI</text:p>
      <text:p text:style-name="Normal"><text:span text:style-name="T82">Nome:<text:s/></text:span>Operatività</text:p>
      <text:p text:style-name="Normal"><text:span text:style-name="T83">Descripzione:<text:s/></text:span>Il software must have excelente organization para que cuando el usuario este utilizando diferentes ventanas de la aplicación este funcione siempre de forma optima.</text:p>
      <text:p text:style-name="Normal"/>
      <text:p text:style-name="Normal"><text:span text:style-name="T84">Nome:<text:s/></text:span>Ambiante Di Esecuzione</text:p>
      <text:p text:style-name="Normal"><text:span text:style-name="T85">Descripzione:<text:s/></text:span>Il software must asegurar que pueda ser utilizado por JDK</text:p>
      <text:p text:style-name="Normal"/>
      <text:p text:style-name="Normal"><text:span text:style-name="T86">Nome:<text:s/></text:span>Ordinamento Rubrica</text:p>
      <text:p text:style-name="Normal"><text:span text:style-name="T87">Descripzione:</text:span><text:span text:style-name="T88"><text:s/></text:span>Il software debe garantizar que los contactos se organizaran de forma alfabética<text:s/></text:p>
      <text:p text:style-name="Normal"/>
      <text:p text:style-name="Normal"/>
      <text:p text:style-name="Normal"/>
      <text:p text:style-name="Normal"/>
      <text:p text:style-name="Párrafode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ugo Viñals Delcampo</meta:initial-creator>
    <dc:creator>Hugo Viñals Delcampo</dc:creator>
    <meta:creation-date>2024-11-29T08:34:00Z</meta:creation-date>
    <dc:date>2024-11-29T09:29:00Z</dc:date>
    <meta:template xlink:href="Normal" xlink:type="simple"/>
    <meta:editing-cycles>1</meta:editing-cycles>
    <meta:editing-duration>PT3300S</meta:editing-duration>
    <meta:document-statistic meta:page-count="5" meta:paragraph-count="5" meta:word-count="457" meta:character-count="2971" meta:row-count="20" meta:non-whitespace-character-count="2519"/>
  </office:meta>
</office:document-meta>
</file>